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49906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264" calcext:value-type="float">
            <text:p>63.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9906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12" calcext:value-type="float">
            <text:p>62.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9906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072" calcext:value-type="float">
            <text:p>62.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9906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928" calcext:value-type="float">
            <text:p>62.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9906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928" calcext:value-type="float">
            <text:p>62.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9906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784" calcext:value-type="float">
            <text:p>62.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9906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832" calcext:value-type="float">
            <text:p>62.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9906</text:p>
          </table:table-cell>
          <table:table-cell office:value-type="string" calcext:value-type="string">
            <text:p>2018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64" calcext:value-type="float">
            <text:p>62.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9906</text:p>
          </table:table-cell>
          <table:table-cell office:value-type="string" calcext:value-type="string">
            <text:p>201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736" calcext:value-type="float">
            <text:p>62.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9906</text:p>
          </table:table-cell>
          <table:table-cell office:value-type="string" calcext:value-type="string">
            <text:p>201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072" calcext:value-type="float">
            <text:p>62.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9906</text:p>
          </table:table-cell>
          <table:table-cell office:value-type="string" calcext:value-type="string">
            <text:p>201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736" calcext:value-type="float">
            <text:p>62.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9906</text:p>
          </table:table-cell>
          <table:table-cell office:value-type="string" calcext:value-type="string">
            <text:p>201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544" calcext:value-type="float">
            <text:p>62.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9906</text:p>
          </table:table-cell>
          <table:table-cell office:value-type="string" calcext:value-type="string">
            <text:p>201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496" calcext:value-type="float">
            <text:p>62.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9906</text:p>
          </table:table-cell>
          <table:table-cell office:value-type="string" calcext:value-type="string">
            <text:p>201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496" calcext:value-type="float">
            <text:p>62.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9906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9906</text:p>
          </table:table-cell>
          <table:table-cell office:value-type="string" calcext:value-type="string">
            <text:p>200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544" calcext:value-type="float">
            <text:p>62.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9906</text:p>
          </table:table-cell>
          <table:table-cell office:value-type="string" calcext:value-type="string">
            <text:p>200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528" calcext:value-type="float">
            <text:p>65.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9906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